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officeooo:rsid="0013424b" officeooo:paragraph-rsid="0013424b" style:font-size-asian="14pt" style:font-size-complex="14pt"/>
    </style:style>
    <style:style style:name="P2" style:family="paragraph" style:parent-style-name="Standard">
      <style:text-properties style:font-name="Times New Roman" fo:font-size="14pt" officeooo:rsid="0011df97" officeooo:paragraph-rsid="0011df97" style:font-size-asian="14pt" style:font-size-complex="14pt"/>
    </style:style>
    <style:style style:name="P3" style:family="paragraph" style:parent-style-name="Standard">
      <style:text-properties style:font-name="Times New Roman" fo:font-size="14pt" officeooo:rsid="000e0269" officeooo:paragraph-rsid="001b4474" style:font-size-asian="14pt" style:font-size-complex="14pt"/>
    </style:style>
    <style:style style:name="T1" style:family="text">
      <style:text-properties officeooo:rsid="0010aa4f"/>
    </style:style>
    <style:style style:name="T2" style:family="text">
      <style:text-properties officeooo:rsid="0011df97"/>
    </style:style>
    <style:style style:name="T3" style:family="text">
      <style:text-properties officeooo:rsid="00125a17"/>
    </style:style>
    <style:style style:name="T4" style:family="text">
      <style:text-properties fo:language="pt" fo:country="BR" style:language-asian="zxx" style:country-asian="none" style:language-complex="zxx" style:country-complex="none"/>
    </style:style>
    <style:style style:name="T5" style:family="text">
      <style:text-properties fo:language="pt" fo:country="BR" officeooo:rsid="00124f52" style:language-asian="zxx" style:country-asian="none" style:language-complex="zxx" style:country-complex="none"/>
    </style:style>
    <style:style style:name="T6" style:family="text">
      <style:text-properties fo:language="pt" fo:country="BR" officeooo:rsid="00125a17" style:language-asian="zxx" style:country-asian="none" style:language-complex="zxx" style:country-complex="none"/>
    </style:style>
    <style:style style:name="T7" style:family="text">
      <style:text-properties fo:language="pt" fo:country="BR" officeooo:rsid="001b4474" style:language-asian="zxx" style:country-asian="none" style:language-complex="zxx" style:country-complex="none"/>
    </style:style>
    <style:style style:name="T8" style:family="text">
      <style:text-properties officeooo:rsid="00155773"/>
    </style:style>
    <style:style style:name="T9" style:family="text">
      <style:text-properties officeooo:rsid="001b4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Analisando de forma geral observamos que conforme a entrada aumenta, <text:span text:style-name="T9">o custo computacional </text:span>tem uma pequena variação, mas mesmo com essa variação o algoritmo mostrou-se ser bastante eficiente com entradas grandes.</text:p>
      <text:p text:style-name="P2"><text:tab/>Implementamos as funções <text:s/><text:span text:style-name="T9">do conjunto disjunto </text:span>de duas formas diferentes, primeiramente analisamos o find_Set() que mostrou ser mais eficiente do que o find_set1(), pois o find_Set() guarda o representante para usar em chamadas futuras, e o find_set1() não tem essa organização, tendo que percorrer todos elementos em todas as chamadas para encontrar o representante.</text:p>
      <text:p text:style-name="P3"><text:tab/>Para comparar as diferentes formas de implementação dos conjuntos disjuntos, realizei <text:span text:style-name="T2">outros</text:span> testes <text:span text:style-name="T2">mais gerais</text:span> para comparar em quais implementações o custo computacional <text:span text:style-name="T9">seria</text:span> melhor. N<text:span text:style-name="T2">esse teste comparei</text:span> as funções find_set(), make_set(), link_set<text:span text:style-name="T9">(</text:span>que <text:span text:style-name="T1">são</text:span> mais eficiente<text:span text:style-name="T1">s,</text:span> porque em as chamadas <text:span text:style-name="T1">seguintes ele</text:span> faz a atualização para o seu representante, não precisando percorrer o grafo todo novamente ao ser chamado <text:span text:style-name="T3">e também </text:span><text:span text:style-name="T5"><text:s/></text:span><text:span text:style-name="T6">faz</text:span><text:span text:style-name="T5"> comparações que de acordo com a ordem dos elementos do conjunto ele consegue descobrir a forma mais eficiente para o link dos elementos</text:span><text:span text:style-name="T7">)</text:span><text:span text:style-name="T5">, </text:span><text:span text:style-name="T7">com as funções</text:span><text:span text:style-name="T5"> </text:span><text:span text:style-name="T4">find_set</text:span><text:span text:style-name="T7">1</text:span><text:span text:style-name="T4">(), make_set_</text:span><text:span text:style-name="T7">all</text:span><text:span text:style-name="T4">(), link_set</text:span><text:span text:style-name="T7">1,</text:span><text:span text:style-name="T4"> </text:span><text:span text:style-name="T6">então</text:span><text:span text:style-name="T5"> </text:span><text:span text:style-name="T3">o resultado foi como o esperado, as estruturas que são mais organizadas em relação ao representante são mais eficientes do que as estruturas que não tem essa preocupação.</text:span></text:p>
      <text:p text:style-name="P1"><text:tab/>Concluímos <text:span text:style-name="T8">então</text:span> que a forma com que é <text:span text:style-name="T9">um algoritmo é </text:span>implementado influencia bastante no seu custo computa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0:31:11.479982364</meta:creation-date>
    <dc:date>2017-04-10T23:49:34.277635898</dc:date>
    <meta:editing-duration>PT11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23" meta:character-count="1499" meta:non-whitespace-character-count="1274"/>
  </office:meta>
</office:document-meta>
</file>